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left="2.646cm" fo:margin-right="0cm" fo:text-indent="0cm" style:auto-text-indent="false"/>
      <style:text-properties fo:font-size="10pt" style:font-size-asian="10pt" style:font-size-complex="10pt"/>
    </style:style>
    <style:style style:name="P2" style:family="paragraph" style:parent-style-name="Text_20_body">
      <style:paragraph-properties fo:margin-left="2.646cm" fo:margin-right="0cm" fo:text-indent="0cm" style:auto-text-indent="false"/>
      <style:text-properties fo:font-size="10pt" style:font-size-asian="10pt" style:font-size-complex="10pt"/>
    </style:style>
    <style:style style:name="P3" style:family="paragraph" style:parent-style-name="Preformatted_20_Text">
      <style:paragraph-properties fo:margin-left="2.646cm" fo:margin-right="0cm" fo:text-indent="0cm" style:auto-text-indent="false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4" style:family="paragraph" style:parent-style-name="Preformatted_20_Text">
      <style:paragraph-properties fo:margin-left="2.646cm" fo:margin-right="0cm" fo:margin-top="0cm" fo:margin-bottom="0.499cm" fo:text-indent="0cm" style:auto-text-indent="false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5" style:family="paragraph" style:parent-style-name="Heading_20_1" style:list-style-name="L1">
      <style:paragraph-properties fo:margin-left="2.646cm" fo:margin-right="0cm" fo:text-indent="0cm" style:auto-text-indent="false"/>
      <style:text-properties fo:font-variant="normal" fo:text-transform="none" fo:color="#000000" style:font-name="Times New Roman" fo:font-size="10pt" fo:letter-spacing="normal" fo:font-style="normal" style:font-size-asian="10pt" style:font-size-complex="10pt"/>
    </style:style>
    <style:style style:name="P6" style:family="paragraph" style:parent-style-name="Horizontal_20_Line">
      <style:paragraph-properties fo:margin-left="2.646cm" fo:margin-right="0cm" fo:text-indent="0cm" style:auto-text-indent="false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17337841" text:style-name="L1">
        <text:list-item>
          <text:list>
            <text:list-item>
              <text:list>
                <text:list-header>
                  <text:p text:style-name="P1">1.1.1.2 Map 2</text:p>
                </text:list-header>
              </text:list>
            </text:list-item>
          </text:list>
          <text:h text:style-name="P5" text:outline-level="1">Task Logs: 'attempt_201310231648_0774_m_000001_0'</text:h>
        </text:list-item>
      </text:list>
      <text:p text:style-name="P2"><text:line-break/><text:line-break/><text:span text:style-name="T1">stdout logs</text:span></text:p>
      <text:p text:style-name="P3">In map </text:p>
      <text:p text:style-name="P3">line : Sunny Hot <text:s/>High <text:s/>False No</text:p>
      <text:p text:style-name="P3">attr array [Sunny, Hot, High, False]</text:p>
      <text:p text:style-name="P3">size_split : 0</text:p>
      <text:p text:style-name="P3">0 Sunny No:1</text:p>
      <text:p text:style-name="P3">1 Hot No:1</text:p>
      <text:p text:style-name="P3">2 High No:1</text:p>
      <text:p text:style-name="P3">3 False No:1</text:p>
      <text:p text:style-name="P3">In map </text:p>
      <text:p text:style-name="P3">line : Sunny Hot <text:s/>High <text:s/>True No</text:p>
      <text:p text:style-name="P3">attr array [Sunny, Hot, High, True]</text:p>
      <text:p text:style-name="P3">size_split : 0</text:p>
      <text:p text:style-name="P3">0 Sunny No:1</text:p>
      <text:p text:style-name="P3">1 Hot No:1</text:p>
      <text:p text:style-name="P3">2 High No:1</text:p>
      <text:p text:style-name="P3">3 True No:1</text:p>
      <text:p text:style-name="P3">In map </text:p>
      <text:p text:style-name="P3">line : Overcaste <text:s/>Hot <text:s/>High <text:s/>False Yes</text:p>
      <text:p text:style-name="P3">attr array [Overcaste, Hot, High, False]</text:p>
      <text:p text:style-name="P3">size_split : 0</text:p>
      <text:p text:style-name="P3">0 Overcaste Yes:1</text:p>
      <text:p text:style-name="P3">1 Hot Yes:1</text:p>
      <text:p text:style-name="P3">2 High Yes:1</text:p>
      <text:p text:style-name="P3">3 False Yes:1</text:p>
      <text:p text:style-name="P3">In map </text:p>
      <text:p text:style-name="P3">line : Rainy <text:s/>Mild <text:s/>High <text:s/>False Yes</text:p>
      <text:p text:style-name="P3">attr array [Rainy, Mild, High, False]</text:p>
      <text:p text:style-name="P3">size_split : 0</text:p>
      <text:p text:style-name="P3">0 Rainy Yes:1</text:p>
      <text:p text:style-name="P3">1 Mild Yes:1</text:p>
      <text:p text:style-name="P3">2 High Yes:1</text:p>
      <text:p text:style-name="P3">3 False Yes:1</text:p>
      <text:p text:style-name="P3">In map </text:p>
      <text:p text:style-name="P3">line : Rainy <text:s/>Cool <text:s/>Normal <text:s/>False Yes</text:p>
      <text:p text:style-name="P3">attr array [Rainy, Cool, Normal, False]</text:p>
      <text:p text:style-name="P3">size_split : 0</text:p>
      <text:p text:style-name="P3">0 Rainy Yes:1</text:p>
      <text:p text:style-name="P3">1 Cool Yes:1</text:p>
      <text:p text:style-name="P3">2 Normal Yes:1</text:p>
      <text:p text:style-name="P3">3 False Yes:1</text:p>
      <text:p text:style-name="P3">In map </text:p>
      <text:p text:style-name="P3">line : Rainy <text:s/>Cool <text:s/>Normal <text:s/>True No</text:p>
      <text:p text:style-name="P3">attr array [Rainy, Cool, Normal, True]</text:p>
      <text:p text:style-name="P3">size_split : 0</text:p>
      <text:p text:style-name="P3">0 Rainy No:1</text:p>
      <text:p text:style-name="P3">1 Cool No:1</text:p>
      <text:p text:style-name="P3">2 Normal No:1</text:p>
      <text:p text:style-name="P3">3 True No:1</text:p>
      <text:p text:style-name="P3">In map </text:p>
      <text:p text:style-name="P3">line : Overcaste <text:s/>Cool <text:s/>Normal <text:s/>True Yes</text:p>
      <text:p text:style-name="P3">attr array [Overcaste, Cool, Normal, True]</text:p>
      <text:p text:style-name="P3">size_split : 0</text:p>
      <text:p text:style-name="P3">0 Overcaste Yes:1</text:p>
      <text:p text:style-name="P3">1 Cool Yes:1</text:p>
      <text:p text:style-name="P3">2 Normal Yes:1</text:p>
      <text:p text:style-name="P3"><text:soft-page-break/>3 True Yes:1</text:p>
      <text:p text:style-name="P3">In map </text:p>
      <text:p text:style-name="P3">line : Sunny Mild <text:s/>High <text:s/>False No</text:p>
      <text:p text:style-name="P3">attr array [Sunny, Mild, High, False]</text:p>
      <text:p text:style-name="P3">size_split : 0</text:p>
      <text:p text:style-name="P3">0 Sunny No:1</text:p>
      <text:p text:style-name="P3">1 Mild No:1</text:p>
      <text:p text:style-name="P3">2 High No:1</text:p>
      <text:p text:style-name="P4">3 False No:1</text:p>
      <text:p text:style-name="P6"/>
      <text:p text:style-name="P2"><text:line-break/><text:line-break/><text:span text:style-name="T1">stderr logs</text:span></text:p>
      <text:p text:style-name="P3">SLF4J: Class path contains multiple SLF4J bindings.</text:p>
      <text:p text:style-name="P3">SLF4J: Found binding in [jar:file:/usr/lib/zookeeper/lib/slf4j-log4j12-1.6.1.jar!/org/slf4j/impl/StaticLoggerBinder.class]</text:p>
      <text:p text:style-name="P3">SLF4J: Found binding in [jar:file:/var/lib/hadoop-hdfs/cache/mapred/mapred/local/taskTracker/dataadmin/jobcache/job_201310231648_0774/jars/job.jar!/org/slf4j/impl/StaticLoggerBinder.class]</text:p>
      <text:p text:style-name="P4">SLF4J: See http://www.slf4j.org/codes.html#multiple_bindings for an explanation.</text:p>
      <text:p text:style-name="P6"/>
      <text:p text:style-name="P2"><text:line-break/><text:line-break/><text:span text:style-name="T1">syslog logs</text:span></text:p>
      <text:p text:style-name="P3">2013-12-20 10:58:30,640 WARN mapreduce.Counters: Group org.apache.hadoop.mapred.Task$Counter is deprecated. Use org.apache.hadoop.mapreduce.TaskCounter instead</text:p>
      <text:p text:style-name="P3">2013-12-20 10:58:31,422 WARN org.apache.hadoop.conf.Configuration: session.id is deprecated. Instead, use dfs.metrics.session-id</text:p>
      <text:p text:style-name="P3">2013-12-20 10:58:31,424 INFO org.apache.hadoop.metrics.jvm.JvmMetrics: Initializing JVM Metrics with processName=MAP, sessionId=</text:p>
      <text:p text:style-name="P3">2013-12-20 10:58:31,858 INFO org.apache.hadoop.util.ProcessTree: setsid exited with exit code 0</text:p>
      <text:p text:style-name="P3">2013-12-20 10:58:31,863 INFO org.apache.hadoop.mapred.Task: <text:s/>Using ResourceCalculatorPlugin : org.apache.hadoop.util.LinuxResourceCalculatorPlugin@5a42baa5</text:p>
      <text:p text:style-name="P3">2013-12-20 10:58:32,101 INFO org.apache.hadoop.mapred.MapTask: Processing split: hdfs://10.31.0.35:8020/user/dataadmin/DATASETS/dt/outlook:0+208</text:p>
      <text:p text:style-name="P3">2013-12-20 10:58:32,125 WARN mapreduce.Counters: Counter name MAP_INPUT_BYTES is deprecated. Use FileInputFormatCounters as group name and <text:s/>BYTES_READ as counter name instead</text:p>
      <text:p text:style-name="P3">2013-12-20 10:58:32,130 INFO org.apache.hadoop.mapred.MapTask: numReduceTasks: 1</text:p>
      <text:p text:style-name="P3">2013-12-20 10:58:32,137 INFO org.apache.hadoop.mapred.MapTask: Map output collector class = org.apache.hadoop.mapred.MapTask$MapOutputBuffer</text:p>
      <text:p text:style-name="P3">2013-12-20 10:58:32,140 INFO org.apache.hadoop.mapred.MapTask: io.sort.mb = 100</text:p>
      <text:p text:style-name="P3">2013-12-20 10:58:32,242 INFO org.apache.hadoop.mapred.MapTask: data buffer = 79691776/99614720</text:p>
      <text:p text:style-name="P3">2013-12-20 10:58:32,242 INFO org.apache.hadoop.mapred.MapTask: record buffer = 262144/327680</text:p>
      <text:p text:style-name="P3"><text:soft-page-break/>2013-12-20 10:58:32,267 INFO org.apache.hadoop.mapred.MapTask: Starting flush of map output</text:p>
      <text:p text:style-name="P3">2013-12-20 10:58:32,273 INFO org.apache.hadoop.mapred.MapTask: Finished spill 0</text:p>
      <text:p text:style-name="P3">2013-12-20 10:58:32,276 INFO org.apache.hadoop.mapred.Task: Task:attempt_201310231648_0774_m_000001_0 is done. And is in the process of commiting</text:p>
      <text:p text:style-name="P3">2013-12-20 10:58:32,338 INFO org.apache.hadoop.mapred.Task: Task 'attempt_201310231648_0774_m_000001_0' done.</text:p>
      <text:p text:style-name="P4">2013-12-20 10:58:32,342 INFO org.apache.hadoop.mapred.TaskLogsTruncater: Initializing logs' truncater with mapRetainSize=-1 and reduceRetainSize=-1</text:p>
      <text:p text:style-name="P6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14:38:43</meta:creation-date>
    <dc:date>2013-12-20T15:18:46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3" meta:paragraph-count="90" meta:word-count="438" meta:character-count="3726" meta:non-whitespace-character-count="3341"/>
  </office:meta>
</office:document-meta>
</file>